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2d1" officeooo:paragraph-rsid="000962d1"/>
    </style:style>
    <style:style style:name="P2" style:family="paragraph" style:parent-style-name="Standard">
      <style:text-properties officeooo:rsid="000a108f" officeooo:paragraph-rsid="000a108f"/>
    </style:style>
    <style:style style:name="P3" style:family="paragraph" style:parent-style-name="Standard">
      <style:text-properties officeooo:rsid="000b7e83" officeooo:paragraph-rsid="000b7e83"/>
    </style:style>
    <style:style style:name="P4" style:family="paragraph" style:parent-style-name="Standard">
      <style:text-properties officeooo:rsid="000a108f" officeooo:paragraph-rsid="000a108f"/>
    </style:style>
    <style:style style:name="P5" style:family="paragraph" style:parent-style-name="Standard">
      <style:text-properties officeooo:rsid="000a108f" officeooo:paragraph-rsid="000ee864"/>
    </style:style>
    <style:style style:name="P6" style:family="paragraph" style:parent-style-name="Standard">
      <style:text-properties officeooo:rsid="000ee864" officeooo:paragraph-rsid="000ee864"/>
    </style:style>
    <style:style style:name="T1" style:family="text">
      <style:text-properties officeooo:rsid="000a108f"/>
    </style:style>
    <style:style style:name="T2" style:family="text">
      <style:text-properties officeooo:rsid="000ee8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folio</text:p>
      <text:p text:style-name="P1"/>
      <text:p text:style-name="P1"/>
      <text:p text:style-name="P1">Polices : </text:p>
      <text:p text:style-name="P1"><text:tab/>Titres : Roboto (regular)</text:p>
      <text:p text:style-name="P1"><text:tab/>Texte : Raleway (regular)</text:p>
      <text:p text:style-name="P1"/>
      <text:p text:style-name="P1">Couleurs : <text:span text:style-name="T1">Bleu, mauve, blanc (écriture), noir</text:span></text:p>
      <text:p text:style-name="P1"/>
      <text:p text:style-name="P2">Technos : <text:span text:style-name="T2">php</text:span></text:p>
      <text:p text:style-name="P6"><text:tab/><text:tab/> <text:s/>js</text:p>
      <text:p text:style-name="P2"><text:tab/><text:tab/> <text:s/>midnight.js</text:p>
      <text:p text:style-name="P2"><text:tab/><text:tab/> <text:s/><text:span text:style-name="T2">parallax</text:span></text:p>
      <text:p text:style-name="P2"/>
      <text:p text:style-name="P2"/>
      <text:p text:style-name="P2">Idées : Background-color évolutif au scroll (du <text:span text:style-name="T2">noir</text:span> <text:span text:style-name="T2">en haut </text:span>au bleu plus clair ou mauve en descendant)</text:p>
      <text:p text:style-name="P6">Etoiles qui scintillent si possible, sinon fixes</text:p>
      <text:p text:style-name="P5"><text:span text:style-name="T2">Fenêtres qui s’affichent en parallax du bas vers le haut au scroll</text:span></text:p>
      <text:p text:style-name="P5"><text:span text:style-name="T2">Quelques éléments en parallax (sphinx,...)</text:span><text:tab/></text:p>
      <text:p text:style-name="P2"><text:span text:style-name="T2">Avec midnight.js, header avec nom et prénom qui change à chaque section (changement de couleur : s’assombrit à chaque section, peut-être de police), avec logo lune qui change (différentes phases de la lune selon section)</text:span></text:p>
      <text:p text:style-name="P2"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19:22.578039311</meta:creation-date>
    <meta:editing-duration>PT27M55S</meta:editing-duration>
    <meta:editing-cycles>3</meta:editing-cycles>
    <meta:generator>LibreOffice/6.0.7.3$Linux_X86_64 LibreOffice_project/00m0$Build-3</meta:generator>
    <dc:date>2019-10-16T15:58:01.696751267</dc:date>
    <meta:document-statistic meta:table-count="0" meta:image-count="0" meta:object-count="0" meta:page-count="1" meta:paragraph-count="15" meta:word-count="101" meta:character-count="648" meta:non-whitespace-character-count="540"/>
  </office:meta>
</office:document-meta>
</file>